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228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38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CIKLAMA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ONCEKI ISLER</text:p>
          </table:table-cell>
          <table:table-cell office:value-type="string" table:style-name="ce1">
            <text:p>GU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 secimi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 secimi (satin alma)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icin mal secim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hazirligi(resim)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hazirligi(yazi)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tasarim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a listesi hazirlam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tiket basimi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basim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tiket yapistirm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I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lan postalam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title/>
    <dc:description/>
    <dc:subject/>
    <meta:initial-creator/>
    <dc:creator>berke</dc:creator>
    <meta:creation-date>2021-11-20T19:22:10Z</meta:creation-date>
    <dc:date>2021-12-28T01:04:00Z</dc:date>
  </office:meta>
</office:document-meta>
</file>